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662108">
            <text:p>662108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451776">
            <text:p>45177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82392">
            <text:p>182392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279530">
            <text:p>279530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434507">
            <text:p>434507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498748">
            <text:p>498748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702565">
            <text:p>702565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940354">
            <text:p>940354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015995">
            <text:p>1015995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1082843">
            <text:p>1082843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1160814">
            <text:p>1160814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970497">
            <text:p>970497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956180">
            <text:p>956180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1144994">
            <text:p>1144994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1303536">
            <text:p>1303536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1258908">
            <text:p>1258908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1440791">
            <text:p>1440791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1519279">
            <text:p>1519279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1679832">
            <text:p>1679832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1697874">
            <text:p>1697874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1787366">
            <text:p>1787366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1882076">
            <text:p>1882076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1844714">
            <text:p>1844714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2017657">
            <text:p>2017657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1941638">
            <text:p>1941638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1304082">
            <text:p>1304082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1164718">
            <text:p>1164718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1225112">
            <text:p>1225112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1203762">
            <text:p>1203762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1124996">
            <text:p>1124996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1136498">
            <text:p>1136498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1039596">
            <text:p>1039596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965000">
            <text:p>965000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867213">
            <text:p>867213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505333">
            <text:p>505333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443133">
            <text:p>443133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439990">
            <text:p>439990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526899">
            <text:p>526899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512041">
            <text:p>512041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468928">
            <text:p>468928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524052">
            <text:p>524052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535924">
            <text:p>535924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499447">
            <text:p>499447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530470">
            <text:p>530470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583260">
            <text:p>583260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631298">
            <text:p>631298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614450">
            <text:p>614450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644417">
            <text:p>644417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529549">
            <text:p>529549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543659">
            <text:p>543659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579795">
            <text:p>579795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535027">
            <text:p>535027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472375">
            <text:p>472375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494958">
            <text:p>494958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507017">
            <text:p>507017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523627">
            <text:p>523627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413211">
            <text:p>413211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430820">
            <text:p>430820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463162">
            <text:p>463162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462618">
            <text:p>462618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460197">
            <text:p>460197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471434">
            <text:p>471434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456729">
            <text:p>456729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483387">
            <text:p>483387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484148">
            <text:p>484148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516210">
            <text:p>516210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375899">
            <text:p>375899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363834">
            <text:p>363834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389594">
            <text:p>389594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404094">
            <text:p>404094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396317">
            <text:p>396317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408763">
            <text:p>408763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418700">
            <text:p>418700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431699">
            <text:p>431699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455288">
            <text:p>455288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453631">
            <text:p>453631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463140">
            <text:p>463140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484586">
            <text:p>484586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492467">
            <text:p>492467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500315">
            <text:p>500315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512824">
            <text:p>512824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522620">
            <text:p>522620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557550">
            <text:p>557550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551274">
            <text:p>551274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565237">
            <text:p>565237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677035">
            <text:p>677035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603678">
            <text:p>603678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604513">
            <text:p>604513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614030">
            <text:p>614030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638407">
            <text:p>638407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665886">
            <text:p>665886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660978">
            <text:p>660978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671661">
            <text:p>671661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689454">
            <text:p>689454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699601">
            <text:p>699601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721757">
            <text:p>721757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737734">
            <text:p>737734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743410">
            <text:p>743410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786966">
            <text:p>786966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798059">
            <text:p>798059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808288">
            <text:p>808288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805807">
            <text:p>805807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820514">
            <text:p>820514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891374">
            <text:p>891374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862274">
            <text:p>862274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871182">
            <text:p>871182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916199">
            <text:p>916199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901860">
            <text:p>901860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955863">
            <text:p>955863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936766">
            <text:p>936766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988079">
            <text:p>988079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982946">
            <text:p>982946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993334">
            <text:p>993334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1001679">
            <text:p>1001679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1065793">
            <text:p>1065793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1041967">
            <text:p>1041967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1063955">
            <text:p>1063955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1077354">
            <text:p>1077354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1094547">
            <text:p>1094547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1115348">
            <text:p>1115348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1151472">
            <text:p>1151472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1161412">
            <text:p>1161412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1211897">
            <text:p>1211897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1184187">
            <text:p>1184187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1209844">
            <text:p>1209844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1224974">
            <text:p>1224974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1252656">
            <text:p>1252656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1333890">
            <text:p>1333890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1345480">
            <text:p>1345480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1371145">
            <text:p>1371145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1433514">
            <text:p>1433514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1332217">
            <text:p>1332217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1454618">
            <text:p>1454618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1354020">
            <text:p>1354020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1374222">
            <text:p>1374222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1399453">
            <text:p>1399453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1450011">
            <text:p>1450011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1482060">
            <text:p>1482060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1458110">
            <text:p>1458110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1430361">
            <text:p>1430361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1458922">
            <text:p>1458922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1538088">
            <text:p>1538088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1548724">
            <text:p>1548724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1588744">
            <text:p>1588744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1663841">
            <text:p>1663841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1557699">
            <text:p>1557699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1628871">
            <text:p>1628871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1673632">
            <text:p>1673632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1676636">
            <text:p>1676636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1703375">
            <text:p>1703375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1677499">
            <text:p>1677499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1686371">
            <text:p>1686371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1710587">
            <text:p>1710587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1739421">
            <text:p>1739421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1760140">
            <text:p>1760140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1853683">
            <text:p>1853683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1826364">
            <text:p>1826364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1822067">
            <text:p>1822067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1846950">
            <text:p>1846950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1868303">
            <text:p>1868303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1891899">
            <text:p>1891899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1948560">
            <text:p>1948560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2126707">
            <text:p>2126707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1963154">
            <text:p>1963154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1989802">
            <text:p>1989802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2018076">
            <text:p>2018076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2060358">
            <text:p>2060358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2069704">
            <text:p>2069704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2087303">
            <text:p>2087303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2105839">
            <text:p>2105839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2237551">
            <text:p>2237551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2174815">
            <text:p>2174815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2234052">
            <text:p>2234052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2211357">
            <text:p>2211357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2234414">
            <text:p>2234414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2262914">
            <text:p>2262914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2302472">
            <text:p>2302472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2325018">
            <text:p>2325018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2416886">
            <text:p>2416886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2369717">
            <text:p>2369717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2443615">
            <text:p>2443615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2496834">
            <text:p>2496834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2652716">
            <text:p>2652716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2487472">
            <text:p>2487472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2552216">
            <text:p>2552216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2597898">
            <text:p>2597898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2817307">
            <text:p>2817307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2738583">
            <text:p>2738583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2674929">
            <text:p>2674929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2653095">
            <text:p>2653095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2780885">
            <text:p>2780885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2801506">
            <text:p>2801506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2844167">
            <text:p>2844167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2869891">
            <text:p>2869891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2991892">
            <text:p>2991892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2868594">
            <text:p>2868594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2922779">
            <text:p>2922779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2944957">
            <text:p>2944957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2953565">
            <text:p>2953565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2925074">
            <text:p>2925074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11368043">
            <text:p>11368043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3115486">
            <text:p>3115486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3213785">
            <text:p>3213785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3055014">
            <text:p>3055014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3089624">
            <text:p>3089624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3105292">
            <text:p>3105292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3209289">
            <text:p>3209289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3165659">
            <text:p>3165659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3220380">
            <text:p>3220380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3226201">
            <text:p>3226201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3360475">
            <text:p>3360475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3392214">
            <text:p>3392214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3367676">
            <text:p>3367676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3389429">
            <text:p>3389429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3393213">
            <text:p>3393213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3428770">
            <text:p>3428770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3603830">
            <text:p>3603830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4021408">
            <text:p>4021408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4324120">
            <text:p>4324120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3965337">
            <text:p>3965337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4118247">
            <text:p>4118247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4151419">
            <text:p>4151419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3902635">
            <text:p>3902635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4435232">
            <text:p>4435232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4269300">
            <text:p>4269300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3725977">
            <text:p>3725977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3929305">
            <text:p>3929305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3822849">
            <text:p>3822849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4253200">
            <text:p>4253200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3915207">
            <text:p>3915207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3902126">
            <text:p>3902126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3928541">
            <text:p>3928541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4063438">
            <text:p>4063438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4037839">
            <text:p>4037839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4317933">
            <text:p>4317933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4136261">
            <text:p>4136261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4289610">
            <text:p>4289610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4155655">
            <text:p>4155655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4402212">
            <text:p>4402212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4409549">
            <text:p>4409549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4332095">
            <text:p>4332095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4297067">
            <text:p>4297067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4530837">
            <text:p>4530837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5032896">
            <text:p>5032896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5031367">
            <text:p>5031367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5097883">
            <text:p>5097883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5007596">
            <text:p>5007596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5440634">
            <text:p>5440634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4707163">
            <text:p>4707163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4759028">
            <text:p>4759028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4757540">
            <text:p>4757540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4699808">
            <text:p>4699808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4680609">
            <text:p>4680609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4823128">
            <text:p>4823128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8529064">
            <text:p>8529064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4847360">
            <text:p>4847360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4948502">
            <text:p>4948502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5245029">
            <text:p>5245029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5440788">
            <text:p>5440788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5412258">
            <text:p>5412258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5348795">
            <text:p>5348795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5764209">
            <text:p>5764209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5570421">
            <text:p>5570421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5467761">
            <text:p>5467761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5730684">
            <text:p>5730684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5838520">
            <text:p>5838520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5542436">
            <text:p>5542436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5273371">
            <text:p>5273371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5463001">
            <text:p>5463001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5791964">
            <text:p>5791964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5434065">
            <text:p>5434065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5810654">
            <text:p>5810654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5850012">
            <text:p>5850012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5813082">
            <text:p>5813082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6178498">
            <text:p>6178498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5939264">
            <text:p>5939264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6260872">
            <text:p>6260872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6400953">
            <text:p>6400953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5885820">
            <text:p>5885820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6099625">
            <text:p>6099625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6272691">
            <text:p>6272691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6335227">
            <text:p>6335227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6733183">
            <text:p>6733183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6040550">
            <text:p>6040550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5984014">
            <text:p>5984014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6303018">
            <text:p>6303018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6204021">
            <text:p>6204021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6087524">
            <text:p>6087524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6308959">
            <text:p>6308959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6155553">
            <text:p>6155553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6512590">
            <text:p>6512590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6290390">
            <text:p>6290390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6635123">
            <text:p>6635123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7097279">
            <text:p>7097279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6964706">
            <text:p>6964706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7484280">
            <text:p>7484280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7158537">
            <text:p>7158537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7029374">
            <text:p>7029374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7550667">
            <text:p>7550667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21182538">
            <text:p>21182538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6618023">
            <text:p>6618023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6673977">
            <text:p>6673977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6712007">
            <text:p>6712007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6777505">
            <text:p>6777505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6805934">
            <text:p>6805934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6994085">
            <text:p>6994085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7291447">
            <text:p>7291447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7044961">
            <text:p>7044961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7037062">
            <text:p>7037062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7362923">
            <text:p>7362923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7315882">
            <text:p>7315882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7188620">
            <text:p>7188620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7149697">
            <text:p>7149697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7268549">
            <text:p>7268549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7538223">
            <text:p>7538223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7414780">
            <text:p>7414780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7455533">
            <text:p>7455533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7699095">
            <text:p>7699095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7833460">
            <text:p>7833460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7666491">
            <text:p>7666491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7944160">
            <text:p>7944160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7573857">
            <text:p>7573857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7921850">
            <text:p>7921850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7690790">
            <text:p>7690790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7755683">
            <text:p>7755683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7782186">
            <text:p>7782186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7888035">
            <text:p>7888035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7871863">
            <text:p>7871863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8200448">
            <text:p>8200448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8285367">
            <text:p>8285367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8444872">
            <text:p>8444872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8057096">
            <text:p>8057096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8140899">
            <text:p>8140899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8165529">
            <text:p>8165529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8196486">
            <text:p>8196486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8257654">
            <text:p>8257654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8303042">
            <text:p>8303042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8371495">
            <text:p>8371495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8524699">
            <text:p>8524699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8520350">
            <text:p>8520350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8629727">
            <text:p>8629727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8910566">
            <text:p>8910566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9044020">
            <text:p>9044020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8915654">
            <text:p>8915654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8709946">
            <text:p>8709946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8848616">
            <text:p>8848616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9198727">
            <text:p>9198727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8990653">
            <text:p>8990653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8989815">
            <text:p>8989815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9055775">
            <text:p>9055775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9426186">
            <text:p>9426186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9457432">
            <text:p>9457432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9720644">
            <text:p>9720644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9296345">
            <text:p>9296345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9666734">
            <text:p>9666734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9347502">
            <text:p>9347502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9402485">
            <text:p>9402485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9452850">
            <text:p>9452850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9556216">
            <text:p>9556216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9668673">
            <text:p>9668673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9715744">
            <text:p>9715744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9655643">
            <text:p>9655643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9713422">
            <text:p>9713422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9794673">
            <text:p>9794673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10235809">
            <text:p>10235809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10313401">
            <text:p>10313401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9967449">
            <text:p>9967449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10241785">
            <text:p>10241785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10059501">
            <text:p>10059501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10066660">
            <text:p>10066660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10765704">
            <text:p>10765704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10232831">
            <text:p>10232831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10279333">
            <text:p>10279333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13892036">
            <text:p>13892036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10752886">
            <text:p>10752886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10670908">
            <text:p>10670908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10417475">
            <text:p>10417475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10474961">
            <text:p>10474961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10920902">
            <text:p>10920902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10642954">
            <text:p>10642954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10647537">
            <text:p>10647537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10670780">
            <text:p>10670780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11124231">
            <text:p>11124231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11232971">
            <text:p>11232971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11304581">
            <text:p>11304581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11281808">
            <text:p>11281808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11339922">
            <text:p>11339922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11020465">
            <text:p>11020465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11164070">
            <text:p>11164070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11656317">
            <text:p>11656317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11262222">
            <text:p>11262222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11252162">
            <text:p>11252162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11298326">
            <text:p>11298326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11354627">
            <text:p>11354627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11816746">
            <text:p>11816746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11509956">
            <text:p>11509956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11536351">
            <text:p>11536351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11654059">
            <text:p>11654059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11898790">
            <text:p>11898790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12058037">
            <text:p>12058037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11970408">
            <text:p>11970408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11810030">
            <text:p>11810030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12303284">
            <text:p>12303284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11938164">
            <text:p>11938164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12012723">
            <text:p>12012723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12350073">
            <text:p>12350073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12567266">
            <text:p>12567266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12410847">
            <text:p>12410847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12355072">
            <text:p>12355072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12485204">
            <text:p>12485204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12564748">
            <text:p>12564748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12500773">
            <text:p>12500773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12488667">
            <text:p>12488667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12524263">
            <text:p>12524263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12901279">
            <text:p>12901279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12647702">
            <text:p>12647702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13229792">
            <text:p>13229792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12757580">
            <text:p>12757580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13295653">
            <text:p>13295653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12930266">
            <text:p>12930266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12955050">
            <text:p>12955050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13065855">
            <text:p>13065855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13231719">
            <text:p>13231719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13145797">
            <text:p>13145797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13234141">
            <text:p>13234141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13786122">
            <text:p>13786122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13875081">
            <text:p>13875081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13392362">
            <text:p>13392362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13475291">
            <text:p>13475291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13643507">
            <text:p>13643507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14032689">
            <text:p>14032689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14302139">
            <text:p>14302139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13777914">
            <text:p>13777914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13790877">
            <text:p>13790877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19974839">
            <text:p>19974839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13939116">
            <text:p>13939116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14057971">
            <text:p>14057971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14162744">
            <text:p>14162744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14562126">
            <text:p>14562126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15076804">
            <text:p>15076804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14582169">
            <text:p>14582169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14271576">
            <text:p>14271576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14869654">
            <text:p>14869654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14554118">
            <text:p>14554118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14633482">
            <text:p>14633482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14602040">
            <text:p>14602040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15224694">
            <text:p>15224694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14929795">
            <text:p>14929795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15307663">
            <text:p>15307663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15176024">
            <text:p>15176024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15619569">
            <text:p>15619569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14994017">
            <text:p>14994017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15025115">
            <text:p>15025115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15516188">
            <text:p>15516188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15368540">
            <text:p>15368540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15719521">
            <text:p>15719521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15585387">
            <text:p>15585387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15488269">
            <text:p>15488269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16548342">
            <text:p>16548342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15964996">
            <text:p>15964996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16221334">
            <text:p>16221334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15959217">
            <text:p>15959217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15700002">
            <text:p>15700002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15910529">
            <text:p>15910529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16373434">
            <text:p>16373434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16251424">
            <text:p>16251424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16530287">
            <text:p>16530287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16014478">
            <text:p>16014478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16266879">
            <text:p>16266879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16740352">
            <text:p>16740352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16390485">
            <text:p>16390485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16370980">
            <text:p>16370980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16369476">
            <text:p>16369476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16400761">
            <text:p>16400761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17064428">
            <text:p>17064428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16686322">
            <text:p>16686322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16792848">
            <text:p>16792848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17416540">
            <text:p>17416540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17112133">
            <text:p>17112133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16878937">
            <text:p>16878937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16939373">
            <text:p>16939373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17030309">
            <text:p>17030309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17669745">
            <text:p>17669745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17678794">
            <text:p>17678794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17595192">
            <text:p>17595192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18143730">
            <text:p>18143730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18135831">
            <text:p>18135831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17722130">
            <text:p>17722130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17483305">
            <text:p>17483305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17786165">
            <text:p>17786165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18793908">
            <text:p>18793908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19292998">
            <text:p>19292998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18078765">
            <text:p>18078765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18430853">
            <text:p>18430853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18440242">
            <text:p>18440242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18513665">
            <text:p>18513665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18351168">
            <text:p>18351168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18388194">
            <text:p>18388194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18991559">
            <text:p>18991559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18700525">
            <text:p>187005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4T20:33:38</meta:creation-date>
    <dc:date>2014-04-24T20:34:58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A1:Sheet1.B500" svg:x="0.77cm" svg:y="0.855cm" svg:width="12.327cm" svg:height="7.545cm">
          <chartooo:coordinate-region svg:x="2.503cm" svg:y="1.055cm" svg:width="10.511cm" svg:height="6.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500" chart:class="chart:bar">
            <chart:data-point chart:repeated="500"/>
          </chart:series>
          <chart:series chart:style-name="ch8" chart:values-cell-range-address="Sheet1.B1:Sheet1.B500" chart:class="chart:ba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662108">
                <text:p>662108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451776">
                <text:p>451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82392">
                <text:p>182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79530">
                <text:p>2795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434507">
                <text:p>434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498748">
                <text:p>498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702565">
                <text:p>702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940354">
                <text:p>940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1015995">
                <text:p>1015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1082843">
                <text:p>1082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1160814">
                <text:p>1160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970497">
                <text:p>970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956180">
                <text:p>9561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1144994">
                <text:p>1144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1303536">
                <text:p>1303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1258908">
                <text:p>1258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1440791">
                <text:p>144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519279">
                <text:p>1519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679832">
                <text:p>1679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697874">
                <text:p>1697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787366">
                <text:p>1787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882076">
                <text:p>1882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844714">
                <text:p>1844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2017657">
                <text:p>2017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941638">
                <text:p>19416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304082">
                <text:p>1304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164718">
                <text:p>1164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1225112">
                <text:p>1225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1203762">
                <text:p>1203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124996">
                <text:p>1124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1136498">
                <text:p>1136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1039596">
                <text:p>1039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965000">
                <text:p>965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867213">
                <text:p>8672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505333">
                <text:p>505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443133">
                <text:p>4431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439990">
                <text:p>439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526899">
                <text:p>526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512041">
                <text:p>512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468928">
                <text:p>4689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524052">
                <text:p>524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535924">
                <text:p>5359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499447">
                <text:p>4994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530470">
                <text:p>5304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583260">
                <text:p>5832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631298">
                <text:p>6312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614450">
                <text:p>6144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644417">
                <text:p>644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529549">
                <text:p>5295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543659">
                <text:p>5436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579795">
                <text:p>579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535027">
                <text:p>535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472375">
                <text:p>472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494958">
                <text:p>494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507017">
                <text:p>507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523627">
                <text:p>523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413211">
                <text:p>413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430820">
                <text:p>4308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463162">
                <text:p>4631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462618">
                <text:p>462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460197">
                <text:p>460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471434">
                <text:p>4714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456729">
                <text:p>4567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483387">
                <text:p>4833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484148">
                <text:p>484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516210">
                <text:p>5162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375899">
                <text:p>375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363834">
                <text:p>3638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389594">
                <text:p>389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404094">
                <text:p>4040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396317">
                <text:p>3963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408763">
                <text:p>408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418700">
                <text:p>4187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431699">
                <text:p>431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455288">
                <text:p>4552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453631">
                <text:p>4536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463140">
                <text:p>4631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484586">
                <text:p>484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492467">
                <text:p>4924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500315">
                <text:p>500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512824">
                <text:p>5128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522620">
                <text:p>5226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557550">
                <text:p>5575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551274">
                <text:p>5512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565237">
                <text:p>565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677035">
                <text:p>6770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603678">
                <text:p>6036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604513">
                <text:p>604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614030">
                <text:p>6140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638407">
                <text:p>638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665886">
                <text:p>665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660978">
                <text:p>660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671661">
                <text:p>6716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689454">
                <text:p>6894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699601">
                <text:p>6996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721757">
                <text:p>721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737734">
                <text:p>737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743410">
                <text:p>7434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786966">
                <text:p>7869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798059">
                <text:p>798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808288">
                <text:p>8082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805807">
                <text:p>8058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820514">
                <text:p>8205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891374">
                <text:p>8913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862274">
                <text:p>862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871182">
                <text:p>8711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916199">
                <text:p>9161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901860">
                <text:p>9018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955863">
                <text:p>9558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936766">
                <text:p>9367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988079">
                <text:p>9880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982946">
                <text:p>9829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993334">
                <text:p>993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1001679">
                <text:p>10016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1065793">
                <text:p>10657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1041967">
                <text:p>10419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1063955">
                <text:p>10639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1077354">
                <text:p>10773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1094547">
                <text:p>10945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1115348">
                <text:p>11153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1151472">
                <text:p>11514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1161412">
                <text:p>11614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1211897">
                <text:p>12118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1184187">
                <text:p>11841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1209844">
                <text:p>12098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1224974">
                <text:p>12249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1252656">
                <text:p>12526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1333890">
                <text:p>133389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1345480">
                <text:p>13454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1371145">
                <text:p>13711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1433514">
                <text:p>14335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1332217">
                <text:p>13322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1454618">
                <text:p>14546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1354020">
                <text:p>13540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1374222">
                <text:p>13742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1399453">
                <text:p>13994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1450011">
                <text:p>14500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1482060">
                <text:p>14820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1458110">
                <text:p>14581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1430361">
                <text:p>1430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1458922">
                <text:p>14589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1538088">
                <text:p>15380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1548724">
                <text:p>15487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1588744">
                <text:p>15887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1663841">
                <text:p>16638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1557699">
                <text:p>15576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1628871">
                <text:p>16288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1673632">
                <text:p>16736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1676636">
                <text:p>16766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1703375">
                <text:p>1703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1677499">
                <text:p>16774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1686371">
                <text:p>16863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1710587">
                <text:p>17105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1739421">
                <text:p>17394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1760140">
                <text:p>17601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1853683">
                <text:p>18536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1826364">
                <text:p>18263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1822067">
                <text:p>18220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1846950">
                <text:p>18469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1868303">
                <text:p>18683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1891899">
                <text:p>18918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1948560">
                <text:p>19485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2126707">
                <text:p>21267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1963154">
                <text:p>19631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1989802">
                <text:p>19898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2018076">
                <text:p>20180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2060358">
                <text:p>20603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2069704">
                <text:p>20697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2087303">
                <text:p>20873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2105839">
                <text:p>21058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2237551">
                <text:p>22375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2174815">
                <text:p>217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2234052">
                <text:p>223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2211357">
                <text:p>22113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2234414">
                <text:p>22344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2262914">
                <text:p>22629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2302472">
                <text:p>23024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2325018">
                <text:p>23250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2416886">
                <text:p>24168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2369717">
                <text:p>23697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2443615">
                <text:p>24436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2496834">
                <text:p>24968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2652716">
                <text:p>26527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2487472">
                <text:p>24874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2552216">
                <text:p>2552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2597898">
                <text:p>2597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2817307">
                <text:p>28173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2738583">
                <text:p>27385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2674929">
                <text:p>26749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2653095">
                <text:p>2653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2780885">
                <text:p>27808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2801506">
                <text:p>28015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2844167">
                <text:p>28441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2869891">
                <text:p>28698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2991892">
                <text:p>29918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2868594">
                <text:p>28685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2922779">
                <text:p>29227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2944957">
                <text:p>29449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2953565">
                <text:p>29535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2925074">
                <text:p>29250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11368043">
                <text:p>113680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3115486">
                <text:p>31154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3213785">
                <text:p>32137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3055014">
                <text:p>30550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3089624">
                <text:p>30896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3105292">
                <text:p>31052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3209289">
                <text:p>32092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3165659">
                <text:p>31656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3220380">
                <text:p>32203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3226201">
                <text:p>32262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3360475">
                <text:p>3360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3392214">
                <text:p>33922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3367676">
                <text:p>33676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3389429">
                <text:p>33894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3393213">
                <text:p>33932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3428770">
                <text:p>34287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3603830">
                <text:p>36038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4021408">
                <text:p>40214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4324120">
                <text:p>43241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3965337">
                <text:p>39653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4118247">
                <text:p>41182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4151419">
                <text:p>41514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3902635">
                <text:p>39026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4435232">
                <text:p>44352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4269300">
                <text:p>42693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3725977">
                <text:p>37259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3929305">
                <text:p>39293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3822849">
                <text:p>38228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4253200">
                <text:p>42532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3915207">
                <text:p>39152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3902126">
                <text:p>39021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3928541">
                <text:p>39285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4063438">
                <text:p>40634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4037839">
                <text:p>40378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4317933">
                <text:p>43179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4136261">
                <text:p>41362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4289610">
                <text:p>42896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4155655">
                <text:p>41556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4402212">
                <text:p>44022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4409549">
                <text:p>44095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4332095">
                <text:p>43320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4297067">
                <text:p>42970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4530837">
                <text:p>45308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5032896">
                <text:p>50328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5031367">
                <text:p>50313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5097883">
                <text:p>50978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5007596">
                <text:p>50075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5440634">
                <text:p>54406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4707163">
                <text:p>47071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4759028">
                <text:p>47590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4757540">
                <text:p>47575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4699808">
                <text:p>46998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4680609">
                <text:p>46806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4823128">
                <text:p>48231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8529064">
                <text:p>85290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4847360">
                <text:p>48473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4948502">
                <text:p>49485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5245029">
                <text:p>52450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5440788">
                <text:p>54407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5412258">
                <text:p>54122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5348795">
                <text:p>53487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5764209">
                <text:p>57642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5570421">
                <text:p>55704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5467761">
                <text:p>54677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5730684">
                <text:p>57306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5838520">
                <text:p>58385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5542436">
                <text:p>55424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5273371">
                <text:p>52733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5463001">
                <text:p>5463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5791964">
                <text:p>57919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5434065">
                <text:p>54340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5810654">
                <text:p>58106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5850012">
                <text:p>5850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5813082">
                <text:p>5813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6178498">
                <text:p>61784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5939264">
                <text:p>59392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6260872">
                <text:p>62608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6400953">
                <text:p>64009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5885820">
                <text:p>58858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6099625">
                <text:p>6099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6272691">
                <text:p>62726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6335227">
                <text:p>63352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6733183">
                <text:p>67331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6040550">
                <text:p>60405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5984014">
                <text:p>59840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6303018">
                <text:p>63030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6204021">
                <text:p>62040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6087524">
                <text:p>60875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6308959">
                <text:p>63089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6155553">
                <text:p>61555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6512590">
                <text:p>651259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6290390">
                <text:p>62903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6635123">
                <text:p>66351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7097279">
                <text:p>70972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6964706">
                <text:p>69647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7484280">
                <text:p>74842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7158537">
                <text:p>71585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7029374">
                <text:p>70293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7550667">
                <text:p>7550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21182538">
                <text:p>211825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6618023">
                <text:p>66180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6673977">
                <text:p>66739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6712007">
                <text:p>67120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6777505">
                <text:p>67775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6805934">
                <text:p>68059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6994085">
                <text:p>69940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7291447">
                <text:p>72914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7044961">
                <text:p>70449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7037062">
                <text:p>70370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7362923">
                <text:p>73629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7315882">
                <text:p>73158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7188620">
                <text:p>71886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7149697">
                <text:p>71496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7268549">
                <text:p>72685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7538223">
                <text:p>75382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7414780">
                <text:p>74147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7455533">
                <text:p>74555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7699095">
                <text:p>76990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7833460">
                <text:p>783346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7666491">
                <text:p>76664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7944160">
                <text:p>79441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7573857">
                <text:p>75738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7921850">
                <text:p>79218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7690790">
                <text:p>769079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7755683">
                <text:p>77556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7782186">
                <text:p>77821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7888035">
                <text:p>78880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7871863">
                <text:p>78718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8200448">
                <text:p>82004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8285367">
                <text:p>82853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8444872">
                <text:p>84448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8057096">
                <text:p>80570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8140899">
                <text:p>81408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8165529">
                <text:p>81655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8196486">
                <text:p>81964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8257654">
                <text:p>82576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8303042">
                <text:p>83030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8371495">
                <text:p>83714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8524699">
                <text:p>85246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8520350">
                <text:p>852035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8629727">
                <text:p>86297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8910566">
                <text:p>89105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9044020">
                <text:p>90440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8915654">
                <text:p>89156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8709946">
                <text:p>87099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8848616">
                <text:p>88486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9198727">
                <text:p>9198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8990653">
                <text:p>89906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8989815">
                <text:p>89898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9055775">
                <text:p>90557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9426186">
                <text:p>94261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9457432">
                <text:p>94574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9720644">
                <text:p>97206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9296345">
                <text:p>92963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9666734">
                <text:p>96667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9347502">
                <text:p>93475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9402485">
                <text:p>94024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9452850">
                <text:p>94528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9556216">
                <text:p>95562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9668673">
                <text:p>96686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9715744">
                <text:p>97157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9655643">
                <text:p>96556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9713422">
                <text:p>97134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9794673">
                <text:p>97946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10235809">
                <text:p>102358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10313401">
                <text:p>103134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9967449">
                <text:p>99674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10241785">
                <text:p>102417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10059501">
                <text:p>100595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10066660">
                <text:p>100666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10765704">
                <text:p>107657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10232831">
                <text:p>102328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10279333">
                <text:p>10279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13892036">
                <text:p>138920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10752886">
                <text:p>107528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10670908">
                <text:p>106709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10417475">
                <text:p>104174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10474961">
                <text:p>104749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10920902">
                <text:p>109209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10642954">
                <text:p>106429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10647537">
                <text:p>106475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10670780">
                <text:p>106707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11124231">
                <text:p>111242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11232971">
                <text:p>112329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11304581">
                <text:p>113045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11281808">
                <text:p>112818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11339922">
                <text:p>113399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11020465">
                <text:p>110204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11164070">
                <text:p>1116407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11656317">
                <text:p>116563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11262222">
                <text:p>112622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11252162">
                <text:p>112521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11298326">
                <text:p>112983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11354627">
                <text:p>113546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11816746">
                <text:p>118167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11509956">
                <text:p>115099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11536351">
                <text:p>115363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11654059">
                <text:p>116540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11898790">
                <text:p>118987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12058037">
                <text:p>120580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11970408">
                <text:p>119704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11810030">
                <text:p>118100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12303284">
                <text:p>123032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11938164">
                <text:p>119381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12012723">
                <text:p>120127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12350073">
                <text:p>123500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12567266">
                <text:p>125672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12410847">
                <text:p>124108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12355072">
                <text:p>123550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12485204">
                <text:p>124852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12564748">
                <text:p>125647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12500773">
                <text:p>125007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12488667">
                <text:p>12488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12524263">
                <text:p>125242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12901279">
                <text:p>129012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12647702">
                <text:p>126477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13229792">
                <text:p>132297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12757580">
                <text:p>127575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13295653">
                <text:p>132956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12930266">
                <text:p>129302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12955050">
                <text:p>129550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13065855">
                <text:p>130658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13231719">
                <text:p>132317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13145797">
                <text:p>131457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13234141">
                <text:p>132341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13786122">
                <text:p>137861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13875081">
                <text:p>138750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13392362">
                <text:p>133923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13475291">
                <text:p>134752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13643507">
                <text:p>136435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14032689">
                <text:p>140326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14302139">
                <text:p>143021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13777914">
                <text:p>137779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13790877">
                <text:p>137908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19974839">
                <text:p>199748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13939116">
                <text:p>139391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14057971">
                <text:p>140579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14162744">
                <text:p>141627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14562126">
                <text:p>145621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15076804">
                <text:p>150768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14582169">
                <text:p>145821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14271576">
                <text:p>142715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14869654">
                <text:p>148696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14554118">
                <text:p>145541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14633482">
                <text:p>146334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14602040">
                <text:p>1460204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15224694">
                <text:p>152246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14929795">
                <text:p>149297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15307663">
                <text:p>153076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15176024">
                <text:p>151760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15619569">
                <text:p>156195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14994017">
                <text:p>149940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15025115">
                <text:p>150251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15516188">
                <text:p>155161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15368540">
                <text:p>1536854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15719521">
                <text:p>157195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15585387">
                <text:p>155853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15488269">
                <text:p>154882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16548342">
                <text:p>165483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15964996">
                <text:p>159649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16221334">
                <text:p>162213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15959217">
                <text:p>159592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15700002">
                <text:p>157000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15910529">
                <text:p>159105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16373434">
                <text:p>163734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16251424">
                <text:p>162514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16530287">
                <text:p>165302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16014478">
                <text:p>160144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16266879">
                <text:p>162668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16740352">
                <text:p>167403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16390485">
                <text:p>163904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16370980">
                <text:p>163709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16369476">
                <text:p>163694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16400761">
                <text:p>164007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17064428">
                <text:p>170644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16686322">
                <text:p>166863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16792848">
                <text:p>167928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17416540">
                <text:p>174165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17112133">
                <text:p>171121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16878937">
                <text:p>168789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16939373">
                <text:p>169393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17030309">
                <text:p>170303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17669745">
                <text:p>176697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17678794">
                <text:p>176787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17595192">
                <text:p>175951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18143730">
                <text:p>1814373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18135831">
                <text:p>181358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17722130">
                <text:p>1772213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17483305">
                <text:p>174833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17786165">
                <text:p>177861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18793908">
                <text:p>187939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19292998">
                <text:p>192929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18078765">
                <text:p>180787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18430853">
                <text:p>184308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18440242">
                <text:p>184402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18513665">
                <text:p>185136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18351168">
                <text:p>183511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18388194">
                <text:p>183881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18991559">
                <text:p>189915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18700525">
                <text:p>18700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